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Nimbus Sans L" style:font-name-asian="Mincho" style:font-name-complex="Tahoma"/>
    </style:style>
  </office:automatic-styles>
  <office:body>
    <office:text>
      <office:forms form:automatic-focus="false" form:apply-design-mode="false"/>
      <text:tracked-changes text:track-changes="false">
        <text:changed-region text:id="ct150254656">
          <text:insertion>
            <office:change-info>
              <dc:creator>Gaetan Delannay</dc:creator>
              <dc:date>2008-01-24T07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cal styles ma<office:annotation><dc:date>2008-01-24T00:00:00</dc:date><text:p>do text</text:p><text:p>from xhtml(dummy.getAt1(), stylesMapping='Hello')</text:p></office:annotation>pping is not a dict. <text:change-start text:change-id="ct150254656"/>xhtml(dummy.getAt1(), stylesMapping='Hello')<text:change-end text:change-id="ct150254656"/> </text:p>
      <text:p text:style-name="Standard"/>
      <text:h text:style-name="Heading_20_1" text:outline-level="1">Styles mappin<office:annotation><dc:date>2008-01-24T00:00:00</dc:date><text:p>do title</text:p><text:p>from xhtml(dummy.getAt1(), stylesMapping={'h1':-98})</text:p></office:annotation>g has a key which is not a string.</text:h>
      <text:h text:style-name="Heading_20_1" text:outline-level="1">I am in a title but the<office:annotation><dc:date>2008-01-24T00:00:00</dc:date><text:p>do text</text:p><text:p>from xhtml(dummy.getAt1(), stylesMapping={'h1':-98})</text:p></office:annotation> note says “do text...”</text:h>
      <text:p text:style-name="Text_20_body">Bla.</text:p>
      <text:h text:style-name="Heading_20_1" text:outline-level="1">Title 1</text:h>
      <text:h text:style-name="Heading_20_2" text:outline-level="2">Title 2</text:h>
      <text:h text:style-name="Heading_20_3" text:outline-level="3">Title 3</text:h>
      <text:h text:style-name="Heading_20_4" text:outline-level="4">Title 4</text:h>
      <text:h text:style-name="Heading_20_5" text:outline-level="5">Title 5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1-24T07:58:46</dc:date>
    <dc:language>en-US</dc:language>
    <meta:editing-cycles>10</meta:editing-cycles>
    <meta:editing-duration>PT1H4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62" meta:character-count="310"/>
  </office:meta>
</office:document-meta>
</file>